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margin-top="0.2in" fo:margin-bottom="0.2in"/>
    </style:style>
    <style:style style:name="P2" style:family="paragraph">
      <style:paragraph-properties fo:margin-top="0.1in" fo:margin-bottom="0.2in"/>
    </style:style>
    <style:style style:name="P3" style:family="paragraph">
      <style:paragraph-properties fo:margin-top="0.2in" fo:margin-bottom="0.1in"/>
    </style:style>
  </office:automatic-styles>
  <office:body>
    <office:text>
      <text:p text:style-name="P1">
     This is an example of paragraph with top margin of 0.2 inch, and bottom margin of 0.2 inch. This is an example of paragraph with top margin of 0.2 inch, and bottom margin of 0.2 inch.
   </text:p>
      <text:p text:style-name="P2">
  This is an example of paragraph with top margin of 0.1 inch, and bottom margin of 0.2 inch. This is an example of paragraph with top margin of 0.1 inch, and bottom margin of 0.2 inch.
   </text:p>
      <text:p text:style-name="P3">
 This is an example of paragraph with top margin of 0.2 inch, and bottom margin of 0.1 inch. This is an example of paragraph with top margin of 0.2 inch, and bottom margin of 0.1 in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